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fcb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fcb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fcb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fcb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fcb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fcb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fcb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fcb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fcb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fcb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fcb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fcb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fcb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fcb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fcb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fcb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fcb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ús Francisco Bravo Rejò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83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rlando Rafael Romero Là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23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2.9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3"/>
    <meta:template xlink:type="simple" xlink:actuate="onRequest" xlink:title="Normal" xlink:href=""/>
  </office:meta>
</office:document-meta>
</file>